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F0000028880AF389B0F07354E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9cm" fo:min-width="6.1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4cm" fo:min-width="2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2.7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5cm" fo:min-width="9.1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.998cm"/>
    </style:style>
    <style:style style:name="gr9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3cm" fo:min-width="11.9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8.58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opacity="100%" draw:textarea-vertical-align="middle" draw:shadow-opacity="100%" draw:color-mode="standard" draw:luminance="0%" draw:contrast="0%" draw:gamma="100%" draw:red="0%" draw:green="0%" draw:blue="0%" fo:clip="rect(0cm, 0cm, 0cm, 0cm)" draw:image-opacity="60%" style:mirror="non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ccffcc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fo:color="#999999" style:font-name="Arial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0000" style:font-name="Arial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24pt" style:font-size-asian="24pt" style:font-size-complex="24pt"/>
    </style:style>
    <style:style style:name="T2" style:family="text">
      <style:text-properties fo:color="#999999" style:font-name="Arial" fo:font-size="24pt" style:font-size-asian="24pt" style:font-size-complex="24pt"/>
    </style:style>
    <style:style style:name="T3" style:family="text">
      <style:text-properties fo:color="#999999" style:font-name="Arial" fo:font-size="18pt" fo:font-style="italic" style:font-size-asian="18pt" style:font-style-asian="italic" style:font-size-complex="18pt" style:font-style-complex="italic"/>
    </style:style>
    <style:style style:name="T4" style:family="text">
      <style:text-properties fo:color="#000000"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732cm" svg:height="12.953cm" svg:x="10.227cm" svg:y="0.555cm">
          <text:p/>
          <draw:enhanced-geometry svg:viewBox="0 0 21600 21600" draw:path-stretchpoint-x="10800" draw:path-stretchpoint-y="10800" draw:text-areas="?f3 ?f4 ?f5 ?f6" draw:type="round-rectangle" draw:modifiers="1050.40524893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202cm" svg:height="12.953cm" svg:x="0.668cm" svg:y="0.555cm">
          <text:p/>
          <draw:enhanced-geometry svg:viewBox="0 0 21600 21600" draw:path-stretchpoint-x="10800" draw:path-stretchpoint-y="10800" draw:text-areas="?f3 ?f4 ?f5 ?f6" draw:type="round-rectangle" draw:modifiers="2112.581377744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567cm" svg:height="1.204cm" svg:x="3.568cm" svg:y="1.153cm">
          <draw:text-box>
            <text:p><text:span text:style-name="T1">FastQ files</text:span></text:p>
          </draw:text-box>
        </draw:frame>
        <draw:frame draw:style-name="gr4" draw:text-style-name="P5" draw:layer="layout" svg:width="6.623cm" svg:height="1.599cm" svg:x="2.568cm" svg:y="11.75cm">
          <draw:text-box>
            <text:p text:style-name="P4"><text:span text:style-name="T1">Aligned.out.bam</text:span></text:p>
          </draw:text-box>
        </draw:frame>
        <draw:frame draw:style-name="gr5" draw:text-style-name="P3" draw:layer="layout" svg:width="3.189cm" svg:height="1.354cm" svg:x="4.47cm" svg:y="6.448cm">
          <draw:text-box>
            <text:p><text:span text:style-name="T1">STAR</text:span></text:p>
          </draw:text-box>
        </draw:frame>
        <draw:frame draw:style-name="gr6" draw:text-style-name="P3" draw:layer="layout" svg:width="3.236cm" svg:height="1.384cm" svg:x="16.785cm" svg:y="9.997cm">
          <draw:text-box>
            <text:p><text:span text:style-name="T1">Arriba</text:span></text:p>
          </draw:text-box>
        </draw:frame>
        <draw:frame draw:style-name="gr7" draw:text-style-name="P6" draw:layer="layout" svg:width="9.612cm" svg:height="1.915cm" svg:x="11.068cm" svg:y="3.754cm">
          <draw:text-box>
            <text:p text:style-name="P4"><text:span text:style-name="T2">Chimeric.out.sam</text:span></text:p>
            <text:p text:style-name="P4"><text:span text:style-name="T3">--chimOutType SeparateSAMold</text:span></text:p>
          </draw:text-box>
        </draw:frame>
        <draw:frame draw:style-name="gr8" draw:text-style-name="P5" draw:layer="layout" svg:width="4.503cm" svg:height="1.225cm" svg:x="20.468cm" svg:y="11.754cm">
          <draw:text-box>
            <text:p text:style-name="P4"><text:span text:style-name="T1">fusions.tsv</text:span></text:p>
          </draw:text-box>
        </draw:frame>
        <draw:line draw:style-name="gr9" draw:text-style-name="P7" draw:layer="layout" svg:x1="7.259cm" svg:y1="7.03cm" svg:x2="14.686cm" svg:y2="7.03cm">
          <text:p/>
        </draw:line>
        <draw:line draw:style-name="gr10" draw:text-style-name="P7" draw:layer="layout" svg:x1="7.012cm" svg:y1="10.602cm" svg:x2="16.785cm" svg:y2="10.602cm">
          <text:p/>
        </draw:line>
        <draw:line draw:style-name="gr10" draw:text-style-name="P7" draw:layer="layout" svg:x1="19.657cm" svg:y1="10.656cm" svg:x2="21.424cm" svg:y2="10.656cm">
          <text:p/>
        </draw:line>
        <draw:line draw:style-name="gr10" draw:text-style-name="P7" draw:layer="layout" svg:x1="5.841cm" svg:y1="4.998cm" svg:x2="5.841cm" svg:y2="6.448cm">
          <text:p/>
        </draw:line>
        <draw:line draw:style-name="gr10" draw:text-style-name="P7" draw:layer="layout" svg:x1="5.841cm" svg:y1="7.574cm" svg:x2="5.841cm" svg:y2="9.115cm">
          <text:p/>
        </draw:line>
        <draw:polyline draw:style-name="gr9" draw:text-style-name="P7" draw:layer="layout" svg:width="2.966cm" svg:height="1.155cm" draw:transform="rotate (1.5707963267949) translate (17.127cm 9.997cm)" svg:viewBox="0 0 2967 1156" draw:points="2967,0 2967,1097 0,1156">
          <text:p/>
        </draw:polyline>
        <draw:frame draw:style-name="gr11" draw:text-style-name="P8" draw:layer="layout" svg:width="12.413cm" svg:height="1.393cm" draw:transform="rotate (1.5707963267949) translate (1.175cm 13.366cm)">
          <draw:text-box>
            <text:p><text:span text:style-name="T4">STAND</text:span><text:span text:style-name="T4">ARD <text:s/></text:span><text:span text:style-name="T4">ALIGN</text:span><text:span text:style-name="T4">MENT <text:s/></text:span><text:span text:style-name="T4">WORK</text:span><text:span text:style-name="T4">FLOW</text:span></text:p>
          </draw:text-box>
        </draw:frame>
        <draw:frame draw:style-name="gr12" draw:text-style-name="P8" draw:layer="layout" svg:width="9.083cm" svg:height="1.729cm" draw:transform="rotate (1.5707963267949) translate (27.575cm 11.766cm)">
          <draw:text-box>
            <text:p><text:span text:style-name="T4">GENE <text:s/>FUSION <text:s/>DETECTION</text:span></text:p>
          </draw:text-box>
        </draw:frame>
        <draw:frame draw:style-name="gr13" draw:text-style-name="P7" draw:layer="layout" svg:width="1.888cm" svg:height="2.471cm" svg:x="4.924cm" svg:y="2.305cm">
          <draw:image xlink:href="Pictures/10000201000001EF0000028880AF389B0F07354E.png" xlink:type="simple" xlink:show="embed" xlink:actuate="onLoad">
            <text:p/>
          </draw:image>
        </draw:frame>
        <draw:frame draw:style-name="gr13" draw:text-style-name="P7" draw:layer="layout" svg:width="1.888cm" svg:height="2.471cm" svg:x="4.924cm" svg:y="9.406cm">
          <draw:image xlink:href="Pictures/10000201000001EF0000028880AF389B0F07354E.png" xlink:type="simple" xlink:show="embed" xlink:actuate="onLoad">
            <text:p/>
          </draw:image>
        </draw:frame>
        <draw:frame draw:style-name="gr14" draw:text-style-name="P9" draw:layer="layout" svg:width="1.888cm" svg:height="2.471cm" svg:x="14.924cm" svg:y="5.808cm">
          <draw:image xlink:href="Pictures/10000201000001EF0000028880AF389B0F07354E.png" xlink:type="simple" xlink:show="embed" xlink:actuate="onLoad">
            <text:p/>
          </draw:image>
        </draw:frame>
        <draw:frame draw:style-name="gr13" draw:text-style-name="P7" draw:layer="layout" svg:width="1.888cm" svg:height="2.471cm" svg:x="21.624cm" svg:y="9.409cm">
          <draw:image xlink:href="Pictures/10000201000001EF0000028880AF389B0F07354E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5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2" draw:display-name="Bitmape 2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Arrow_20_concave" draw:marker-end-width="0.457cm" draw:fill="none" draw:fill-gradient-name="Gradient_20_2" draw:fill-hatch-name="Hatching_20_1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4cm" fo:text-indent="0cm"/>
      <style:text-properties fo:font-size="15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66cm" fo:text-indent="0cm"/>
      <style:text-properties fo:font-size="13.699999809265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cm" fo:text-indent="0cm"/>
      <style:text-properties fo:font-size="11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4cm" fo:text-indent="0cm"/>
      <style:text-properties fo:font-size="11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4cm" fo:text-indent="0cm"/>
      <style:text-properties fo:font-size="11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4cm" fo:text-indent="0cm"/>
      <style:text-properties fo:font-size="11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4cm" fo:text-indent="0cm"/>
      <style:text-properties fo:font-size="11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4cm" fo:text-indent="0cm"/>
      <style:text-properties fo:font-size="11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693cm" fo:page-height="13.97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233cm" svg:x="1cm" svg:y="4.156cm"/>
      <draw:page-thumbnail draw:layer="backgroundobjects" svg:width="8.999cm" svg:height="4.233cm" svg:x="1cm" svg:y="12.732cm"/>
      <draw:page-thumbnail draw:layer="backgroundobjects" svg:width="8.999cm" svg:height="4.233cm" svg:x="1cm" svg:y="21.308cm"/>
      <draw:page-thumbnail draw:layer="backgroundobjects" svg:width="8.999cm" svg:height="4.233cm" svg:x="11cm" svg:y="4.156cm"/>
      <draw:page-thumbnail draw:layer="backgroundobjects" svg:width="8.999cm" svg:height="4.233cm" svg:x="11cm" svg:y="12.732cm"/>
      <draw:page-thumbnail draw:layer="backgroundobjects" svg:width="8.999cm" svg:height="4.233cm" svg:x="11cm" svg:y="21.308cm"/>
    </style:handout-master>
    <style:master-page style:name="Default" style:page-layout-name="PM1" draw:style-name="Mdp1">
      <draw:frame presentation:style-name="Default-title" draw:layer="backgroundobjects" svg:width="24.939cm" svg:height="2.001cm" svg:x="2.373cm" svg:y="1.465cm" presentation:class="title" presentation:placeholder="true">
        <draw:text-box/>
      </draw:frame>
      <draw:frame presentation:style-name="Default-outline1" draw:layer="backgroundobjects" svg:width="24.939cm" svg:height="6.952cm" svg:x="2.373cm" svg:y="3.793cm" presentation:class="outline" presentation:placeholder="true">
        <draw:text-box/>
      </draw:frame>
      <draw:frame presentation:style-name="Mpr1" draw:text-style-name="MP2" draw:layer="backgroundobjects" svg:width="6.456cm" svg:height="0.826cm" svg:x="2.373cm" svg:y="11.9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3cm" svg:height="0.826cm" svg:x="10.465cm" svg:y="11.9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6cm" svg:height="0.826cm" svg:x="20.855cm" svg:y="11.9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21:41:05.153307550</meta:creation-date>
    <dc:date>2018-09-24T12:33:30.345081762</dc:date>
    <meta:editing-duration>PT3H56M45S</meta:editing-duration>
    <meta:editing-cycles>45</meta:editing-cycles>
    <meta:generator>LibreOffice/5.3.6.1$Linux_X86_64 LibreOffice_project/30$Build-1</meta:generator>
    <meta:document-statistic meta:object-count="43"/>
  </office:meta>
</office:document-meta>
</file>